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2" svg:font-family="Tahoma"/>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office:font-face-decls>
  <office:automatic-styles>
    <style:style style:name="Table1" style:family="table">
      <style:table-properties style:width="17.136cm" table:align="left" style:writing-mode="lr-tb"/>
    </style:style>
    <style:style style:name="Table1.A" style:family="table-column">
      <style:table-column-properties style:column-width="2.674cm"/>
    </style:style>
    <style:style style:name="Table1.B" style:family="table-column">
      <style:table-column-properties style:column-width="2.411cm"/>
    </style:style>
    <style:style style:name="Table1.G" style:family="table-column">
      <style:table-column-properties style:column-width="2.406cm"/>
    </style:style>
    <style:style style:name="Table1.1" style:family="table-row">
      <style:table-row-properties style:keep-together="false"/>
    </style:style>
    <style:style style:name="Table1.A1" style:family="table-cell">
      <style:table-cell-properties style:vertical-align="middle" fo:padding="0.097cm" fo:border-left="0.002cm solid #000000" fo:border-right="none" fo:border-top="0.002cm solid #000000" fo:border-bottom="0.002cm solid #000000" style:writing-mode="lr-tb"/>
    </style:style>
    <style:style style:name="Table1.G1" style:family="table-cell">
      <style:table-cell-properties style:vertical-align="middle" fo:padding="0.097cm" fo:border="0.002cm solid #000000" style:writing-mode="lr-tb"/>
    </style:style>
    <style:style style:name="Table1.2" style:family="table-row">
      <style:table-row-properties style:min-row-height="0.75cm" style:keep-together="false"/>
    </style:style>
    <style:style style:name="Table1.A2" style:family="table-cell">
      <style:table-cell-properties style:vertical-align="top" fo:padding="0.097cm" fo:border-left="0.002cm solid #000000" fo:border-right="none" fo:border-top="none" fo:border-bottom="0.002cm solid #000000" style:writing-mode="lr-tb"/>
    </style:style>
    <style:style style:name="Table1.F2" style:family="table-cell">
      <style:table-cell-properties style:vertical-align="bottom" fo:padding="0.097cm" fo:border-left="0.002cm solid #000000" fo:border-right="none" fo:border-top="none" fo:border-bottom="0.002cm solid #000000" style:writing-mode="lr-tb"/>
    </style:style>
    <style:style style:name="Table1.G2" style:family="table-cell">
      <style:table-cell-properties style:vertical-align="top" fo:padding="0.097cm" fo:border-left="0.002cm solid #000000" fo:border-right="0.002cm solid #000000" fo:border-top="none" fo:border-bottom="0.002cm solid #000000" style:writing-mode="lr-tb"/>
    </style:style>
    <style:style style:name="P1" style:family="paragraph" style:parent-style-name="WW-Title" style:master-page-name="Standard"/>
    <style:style style:name="P2" style:family="paragraph" style:parent-style-name="Формула">
      <style:paragraph-properties fo:margin-left="4.801cm" fo:margin-right="0cm" fo:text-indent="0.737cm" style:auto-text-indent="false"/>
    </style:style>
    <style:style style:name="P3" style:family="paragraph" style:parent-style-name="Формула">
      <style:paragraph-properties fo:margin-left="4.801cm" fo:margin-right="0cm" fo:text-indent="1.309cm" style:auto-text-indent="false"/>
    </style:style>
    <style:style style:name="P4" style:family="paragraph" style:parent-style-name="Формула">
      <style:paragraph-properties fo:margin-left="4.801cm" fo:margin-right="0cm" fo:text-indent="-0.381cm" style:auto-text-indent="false"/>
    </style:style>
    <style:style style:name="P5" style:family="paragraph" style:parent-style-name="Формула">
      <style:paragraph-properties fo:margin-left="4.801cm" fo:margin-right="0cm" fo:text-indent="0.245cm" style:auto-text-indent="false"/>
    </style:style>
    <style:style style:name="P6" style:family="paragraph" style:parent-style-name="Формула">
      <style:paragraph-properties fo:margin-left="4.801cm" fo:margin-right="0cm" fo:text-indent="1.446cm" style:auto-text-indent="false"/>
    </style:style>
    <style:style style:name="P7" style:family="paragraph" style:parent-style-name="Standard">
      <style:paragraph-properties fo:margin-top="0cm" fo:margin-bottom="0cm" fo:text-align="end" style:justify-single-word="false"/>
    </style:style>
    <style:style style:name="P8" style:family="paragraph" style:parent-style-name="Содержимое_20_таблицы">
      <style:paragraph-properties style:snap-to-layout-grid="false"/>
    </style:style>
    <style:style style:name="P9" style:family="paragraph" style:parent-style-name="Содержимое_20_таблицы">
      <style:paragraph-properties fo:text-align="start" style:justify-single-word="false" style:snap-to-layout-grid="false"/>
    </style:style>
    <style:style style:name="P10" style:family="paragraph" style:parent-style-name="Библиография_20_1" style:list-style-name="WW8Num2">
      <style:paragraph-properties fo:margin-left="0cm" fo:margin-right="0cm" fo:text-indent="0cm" style:auto-text-indent="false">
        <style:tab-stops>
          <style:tab-stop style:position="16.048cm" style:type="right" style:leader-style="dotted" style:leader-text="."/>
        </style:tab-stops>
      </style:paragraph-properties>
    </style:style>
    <style:style style:name="T1" style:family="text">
      <style:text-properties fo:font-weight="normal" style:font-weight-asian="normal"/>
    </style:style>
    <style:style style:name="T2" style:family="text">
      <style:text-properties style:text-position="super 58%"/>
    </style:style>
    <style:style style:name="T3" style:family="text">
      <style:text-properties style:text-position="sub 58%"/>
    </style:style>
    <style:style style:name="T4" style:family="text">
      <style:text-properties fo:font-style="italic" style:font-style-asian="italic" style:font-style-complex="italic"/>
    </style:style>
    <style:style style:name="T5" style:family="text">
      <style:text-properties style:text-position="sub 58%" fo:font-style="italic" style:font-style-asian="italic" style:font-style-complex="italic"/>
    </style:style>
    <style:style style:name="fr1" style:family="graphic" style:parent-style-name="OLE">
      <style:graphic-properties fo:margin-left="0cm" fo:margin-right="0cm" style:vertical-pos="top" style:vertical-rel="baseline" fo:background-color="#ffffff" style:background-transparency="0%" fo:padding-left="0.28cm" fo:padding-right="0.28cm" fo:padding-top="0.153cm" fo:padding-bottom="0.153cm" fo:border="none" draw:visible-area-left="0cm" draw:visible-area-top="0cm" draw:visible-area-width="5cm" draw:visible-area-height="5cm" draw:draw-aspect="content">
        <style:background-image draw:opacity="100%"/>
      </style:graphic-properties>
    </style:style>
    <style:style style:name="fr2"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visible-area-left="0cm" draw:visible-area-top="0cm" draw:visible-area-width="5cm" draw:visible-area-height="5cm" draw:draw-aspect="content">
        <style:background-image draw:opacity="100%"/>
      </style:graphic-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1">Computational unit for non-contact photonic system</text:p>
      <text:p text:style-name="Authors">Alexander V. Kochetov, Pavel A. Skrylev</text:p>
      <text:p text:style-name="Affilations">Institute of Design Problems in Microelectronics of Russian Academy of Sciences, 8A Mazhorov per., Moscow, Russia, 105023</text:p>
      <text:p text:style-name="Заголовок">Abstract</text:p>
      <text:p text:style-name="Standard">Requirements to the unified computational unit for non-contact photonic system have been formulated. Estimation of central processing unit performance and required memory size are calculated. Specialized microcontroller optimal to use as central processing unit has been selected. Memory chip types are determinated for system. The computational unit consists of central processing unit based on selected microcontroller, NVRAM memory, receiving circuit, SDRAM memory, control and power circuits. It functions, as performing unit that calculates required parameters of rail track. </text:p>
      <text:p text:style-name="Keywords">Keywords: <text:span text:style-name="T1">computational unit, non-contact photonic system, microcontroller, real-time calculations, measurement, architecture.</text:span></text:p>
      <text:h text:style-name="Heading_20_1" text:outline-level="1">Introduction</text:h>
      <text:p text:style-name="Standard">At present, the general features of each kind of transportation like railroads, subways are the speed, suitability, and safety. The safety has first priority ahead of others. The existing contact measuring system has some disadvantages: contact measuring way, low measuring speed, unavailability using in day timetable of trains. Acquired data of rail state is being converted to readable form on a tape<text:span text:style-name="T2">1</text:span>. <text:s/>Time of conversion is long that is inadmissible for modern railway transportation and subway. Ability to perform real-time calculations is the main task for measurement system. In order to make this available it is necessary to design and develop calculation unit that will measure all rail characteristics in real time train traffic.</text:p>
      <text:p text:style-name="Standard">Now non-contact system for rail track inspection is exist but it is vary from system to system and it is not standardized<text:span text:style-name="T2">2</text:span>. The disadvantages of these system is the absence of interchangeability and absence of ability of integration of these subsystems into one system or realization these many subsystems in one system.</text:p>
      <text:p text:style-name="Standard">Interchangeability may be realized as working out a common standard for all subsystems. This standard must contain description of elements that are included to system and interfaces that are required for it. Since the computational unit is planned to be used outdoors the temperature range for chips must begins from -40° C.</text:p>
      <text:p text:style-name="Standard">The main task is either to make the single system that are capable to perform any calculations or, if performance will may not enough, to make some interchangeable systems that would be able to interchange each other and differ between themselves with program for processing unit only.</text:p>
      <text:h text:style-name="Heading_20_1" text:outline-level="1">System architecture</text:h>
      <text:p text:style-name="Standard">The non-contact photonic measurement system (PMS) has been designed for real time rail track inspection. The system includes three photonic subsystems (Fig.1): non-contact photonic system for railway parameters measurement (RPM), photonic system for slums measurement (SM), and photonic system for determination of spatial location of voltage rail (SPVR)<text:span text:style-name="T2">1</text:span>. RPM system measures head height, track width, angle difference, and head cant, SM system measures slums of rail track, and SPVR system measures position of voltage rail against rail track. </text:p>
      <text:p text:style-name="Standard">Each subsystem consists of some cameras, lasers, and computational unit. Lasers lights rail and cameras acquire image with rail profile. Data integrated in camera is being transmitted to computational unit via digital long line cable. Because of various subsystems require not hardly defined number of cameras, computational unit (CU) must contains two input ports minimum. Generally CU must to be use four inputs.</text:p>
      <text:p text:style-name="Standard">There was prepared three most common architectures of the PMS. First is to organize all CUs into one logical device, which includes one motherboard and the same of various CUs are being slotted into the motherboard. Motherboard contains transceiving processor, USB interface device, and arbitrary unit. If the device would use PCI bus the arbitrary unit is not need. USB device is used for transmitting data to personal computer (PC), which performs received data and displays it<text:span text:style-name="T2">2</text:span>. </text:p>
      <text:p text:style-name="Picture"><text:bookmark-start text:name="_1160465144"/><text:bookmark-start text:name="_1160468048"/><draw:frame draw:style-name="fr1" draw:name="Object1" text:anchor-type="as-char" svg:width="10.361cm" svg:height="2.736cm" draw:z-index="0"><draw:object-ole xlink:href="./Object 1" xlink:type="simple" xlink:show="embed" xlink:actuate="onLoad"/><draw:image xlink:href="./ObjectReplacements/Object 1" xlink:type="simple" xlink:show="embed" xlink:actuate="onLoad"/></draw:frame><text:bookmark-end text:name="_1160465144"/><text:bookmark-end text:name="_1160468048"/></text:p>
      <text:p text:style-name="Подпись_20_под_20_рисунком">Fig. <text:sequence text:ref-name="refFig.0" text:name="Fig." text:formula="ooow:Fig.+1" style:num-format="1">1</text:sequence>. Photonic measurement systems structure</text:p>
      <text:p text:style-name="Standard">Second is to organize all CUs as separate units having USB port besides input ports. Unit is to be executed on one board containing only performing logic executed on central processor. All of CUs are to be connected to one PC via USB cables probably using USB hub. Performed data transmitted through USB to PC.</text:p>
      <text:p text:style-name="Standard">Third architecture is each CU executed as peripheral components, which may be inserted into PC as PCI extension slot. Unit contains performing central processor, dynamic RAM and other chips. Calculation results are output from CUs to program software of PC. The PC program software displays these results on screen.</text:p>
      <text:p text:style-name="Standard">Comparison of these architectures allows making a decision about best architecture for PMS. PMS in first architecture executed as single unit, it is separated from PC so independent from it but takes additional place and external power source. Second architecture has many separated CUs that take additional place and power for each of CUs. These two architectures transmit data to PC via USB cable so data speed is limited by USB bandwidth in hi-speed mode. CU third architecture utilizes PCI bus for data transferring and communication with program software; also it does not need additional power source and external place. PCI bandwidth are much more then USB one. So third architecture is more useful and has been selected for based one. Fig.2 shows PMS system organization upon the whole.</text:p>
      <text:p text:style-name="Picture"><text:bookmark-start text:name="_1160543701"/><text:bookmark-start text:name="_1160544455"/><text:bookmark-start text:name="_1160544466"/><text:bookmark-start text:name="_1160544471"/><text:bookmark-start text:name="_1160544477"/><text:bookmark-start text:name="_1160565531"/><draw:frame draw:style-name="fr1" draw:name="Object2" text:anchor-type="as-char" svg:width="15.034cm" svg:height="6.533cm" draw:z-index="1"><draw:object-ole xlink:href="./Object 2" xlink:type="simple" xlink:show="embed" xlink:actuate="onLoad"/><draw:image xlink:href="./ObjectReplacements/Object 2" xlink:type="simple" xlink:show="embed" xlink:actuate="onLoad"/></draw:frame><text:bookmark-end text:name="_1160543701"/><text:bookmark-end text:name="_1160544455"/><text:bookmark-end text:name="_1160544466"/><text:bookmark-end text:name="_1160544471"/><text:bookmark-end text:name="_1160544477"/><text:bookmark-end text:name="_1160565531"/></text:p>
      <text:p text:style-name="Подпись_20_под_20_рисунком">Fig. <text:sequence text:ref-name="refFig.1" text:name="Fig." text:formula="ooow:Fig.+1" style:num-format="1">2</text:sequence>. PMS system organization</text:p>
      <text:p text:style-name="Standard">CU in chosen architecture consists of five units: central processor, dynamic RAM, non-volatile RAM, receiving circuit, and control and power conversion circuits. Central processor is used for performing various computations upon incoming data and for output results to program software via PCI interface. Dynamic RAM is used for keeping intermediate data during processing its in processor. NVRAM is used as boot memory and constant storage. Receiving circuit converts incoming analog signal to digital form. Control and power conversion circuit provides power voltage and initiate signals to other circuits. Fig. 3 show block diagram of the architecture.</text:p>
      <text:p text:style-name="Picture"><text:bookmark-start text:name="_1160561919"/><text:bookmark-start text:name="_1160563968"/><text:bookmark-start text:name="_1160563981"/><text:bookmark-start text:name="_1160564091"/><text:bookmark-start text:name="_1160564097"/><text:bookmark-start text:name="_1160564104"/><text:bookmark-start text:name="_1160564109"/><text:bookmark-start text:name="_1160564115"/><text:bookmark-start text:name="_1160564123"/><text:bookmark-start text:name="_1160564159"/><text:bookmark-start text:name="_1160564180"/><text:bookmark-start text:name="_1160564191"/><text:bookmark-start text:name="_1160564261"/><text:bookmark-start text:name="_1160564336"/><text:bookmark-start text:name="_1160565525"/><draw:frame draw:style-name="fr1" draw:name="Object3" text:anchor-type="as-char" svg:width="15.351cm" svg:height="6.689cm" draw:z-index="2"><draw:object-ole xlink:href="./Object 3" xlink:type="simple" xlink:show="embed" xlink:actuate="onLoad"/><draw:image xlink:href="./ObjectReplacements/Object 3" xlink:type="simple" xlink:show="embed" xlink:actuate="onLoad"/></draw:frame><text:bookmark-end text:name="_1160561919"/><text:bookmark-end text:name="_1160563968"/><text:bookmark-end text:name="_1160563981"/><text:bookmark-end text:name="_1160564091"/><text:bookmark-end text:name="_1160564097"/><text:bookmark-end text:name="_1160564104"/><text:bookmark-end text:name="_1160564109"/><text:bookmark-end text:name="_1160564115"/><text:bookmark-end text:name="_1160564123"/><text:bookmark-end text:name="_1160564159"/><text:bookmark-end text:name="_1160564180"/><text:bookmark-end text:name="_1160564191"/><text:bookmark-end text:name="_1160564261"/><text:bookmark-end text:name="_1160564336"/><text:bookmark-end text:name="_1160565525"/></text:p>
      <text:p text:style-name="Подпись_20_под_20_рисунком">Fig. <text:sequence text:ref-name="refFig.2" text:name="Fig." text:formula="ooow:Fig.+1" style:num-format="1">3</text:sequence>. Computational unit architecture block diagram</text:p>
      <text:p text:style-name="Standard">Work process is following. When power is being on the control circuit generates reset signal that initializes processor and dynamic memory. During reset signal active the program is loading from boot NVRAM to processor’s memory. After execution of initialization code the processor is able to receive control and data signals. Main task for processor is to perform video frames that are coming from external line through receiving circuit. Receiving circuit converts analog signal to digital form. Valid signals arise during the frame begin signal is being active. Processor is awaiting the row begin signal and then receives data signal from cameras. Incoming data processor stores in dynamical memory. Processor performs calculations on current unperformed frame during receiving data for next frame. When calculations for the frame would be completed the processor initiates data transfer with the host via PCI bus and transmits results of calculations.</text:p>
      <text:h text:style-name="Heading_20_1" text:outline-level="1">Productivity requirements estimation</text:h>
      <text:p text:style-name="Standard">CU performs calculations using received data from cameras and output packed data to special soft of the personal computer. The primary calculation, which must be carried out in unit, is coordinates grid converting from logical coordinates to physical coordinates. The secondary calculation depends from subsystem type. </text:p>
      <text:p text:style-name="Standard">Primary coordinate conversion are calculated for each point of image using:</text:p>
      <text:p text:style-name="P2"><draw:frame draw:style-name="fr2" draw:name="Object4" text:anchor-type="as-char" svg:width="4.494cm" svg:height="0.603cm" draw:z-index="3"><draw:object-ole xlink:href="./Object 4" xlink:type="simple" xlink:show="embed" xlink:actuate="onLoad"/><draw:image xlink:href="./ObjectReplacements/Object 4" xlink:type="simple" xlink:show="embed" xlink:actuate="onLoad"/></draw:frame>;<text:tab/>(1)</text:p>
      <text:p text:style-name="Standard">where x – coordinate, and a<text:span text:style-name="T3">1-4</text:span> – conversion coefficients.</text:p>
      <text:p text:style-name="Standard">Time for image receiving may be calculated as:</text:p>
      <text:p text:style-name="P3"><draw:frame draw:style-name="fr2" draw:name="Object5" text:anchor-type="as-char" svg:width="3.201cm" svg:height="0.543cm" draw:z-index="4"><draw:object-ole xlink:href="./Object 5" xlink:type="simple" xlink:show="embed" xlink:actuate="onLoad"/><draw:image xlink:href="./ObjectReplacements/Object 5" xlink:type="simple" xlink:show="embed" xlink:actuate="onLoad"/></draw:frame>;<text:tab/>(2)</text:p>
      <text:p text:style-name="Standard">where <text:span text:style-name="T4">t</text:span><text:span text:style-name="T5">RCV</text:span><text:span text:style-name="T4"> </text:span>– conversion time, <text:span text:style-name="T4">t</text:span><text:span text:style-name="T5">S</text:span> – time for saving value to memory, <text:span text:style-name="T4">t</text:span><text:span text:style-name="T5">RE</text:span><text:span text:style-name="T3">T</text:span> – time for return from performing the <text:s/>external interrupt, <text:span text:style-name="T4">t</text:span><text:span text:style-name="T5">L</text:span> – time for loading value from memory, n = power of polynomial.</text:p>
      <text:p text:style-name="Standard">Based on (1) time for coordinate conversion may be found as:</text:p>
      <text:p text:style-name="P4"><draw:frame draw:style-name="fr2" draw:name="Object6" text:anchor-type="as-char" svg:width="7.227cm" svg:height="1.155cm" draw:z-index="5"><draw:object-ole xlink:href="./Object 6" xlink:type="simple" xlink:show="embed" xlink:actuate="onLoad"/><draw:image xlink:href="./ObjectReplacements/Object 6" xlink:type="simple" xlink:show="embed" xlink:actuate="onLoad"/></draw:frame>;<text:tab/>(3)</text:p>
      <text:p text:style-name="Standard">where <text:span text:style-name="T4">t</text:span><text:span text:style-name="T5">CVT</text:span><text:span text:style-name="T4"> </text:span>– conversion time, <text:span text:style-name="T4">t</text:span><text:span text:style-name="T5">MUL</text:span><text:span text:style-name="T4"> </text:span>– time for multiplication of two numbers, <text:span text:style-name="T4">t</text:span><text:span text:style-name="T5">ADD</text:span><text:span text:style-name="T4"> </text:span>– time for addition of two numbers, <text:span text:style-name="T4">t</text:span><text:span text:style-name="T5">L</text:span><text:span text:style-name="T4"> </text:span>– time for loading value from memory, n = power of polynomial.</text:p>
      <text:p text:style-name="Standard">Express the image receiving time and <text:s/>coordinates conversion time via quantity of required instruction cycles. The instruction cycles and instruction are equal to each other this is assumed. As the secondary calculation is also performed in CU the accuracy coefficient have been set out in order to increase accuracy of the system requirements. Thus, based on (2,3) required performance may be expressed as:</text:p>
      <text:p text:style-name="P5"><draw:frame draw:style-name="fr2" draw:name="Object7" text:anchor-type="as-char" svg:width="7.093cm" svg:height="0.543cm" draw:z-index="6"><draw:object-ole xlink:href="./Object 7" xlink:type="simple" xlink:show="embed" xlink:actuate="onLoad"/><draw:image xlink:href="./ObjectReplacements/Object 7" xlink:type="simple" xlink:show="embed" xlink:actuate="onLoad"/></draw:frame>;<text:tab/>(4)</text:p>
      <text:p text:style-name="Standard">where <text:span text:style-name="T4">N</text:span><text:span text:style-name="T5">V</text:span> – vertical camera pixels count, <text:span text:style-name="T4">N</text:span><text:span text:style-name="T5">H</text:span> – horizontal camera pixels count, <text:span text:style-name="T4">N</text:span><text:span text:style-name="T5">CAM</text:span> – number of camera used in subsystem, x<text:span text:style-name="T5">PRG</text:span> – performance required for valid calculations and expressed in MIPS, <text:span text:style-name="T4">x</text:span><text:span text:style-name="T5">CVT</text:span> – instruction count for coordinates conversion, <text:span text:style-name="T4">x</text:span><text:span text:style-name="T5">RCV</text:span> – instruction count for image receiving, <text:span text:style-name="T4">f</text:span><text:span text:style-name="T5">CAM</text:span> – camera frame rate in FPS, <text:span text:style-name="T4">K</text:span> – accuracy coefficient. </text:p>
      <text:p text:style-name="Standard">For utilized camera the values <text:span text:style-name="T4">N</text:span><text:span text:style-name="T5">V</text:span>=582 <text:span text:style-name="T4">N</text:span><text:span text:style-name="T5">H</text:span>=500, <text:span text:style-name="T4">f</text:span><text:span text:style-name="T5">CAM</text:span>=25 and <text:span text:style-name="T4">N</text:span><text:span text:style-name="T5">CAM</text:span>=2 is applied. Since the coordinate conversion takes very much time for calculations the accuracy coefficient K is assumed as value of 1.3. The substitution of the values results in the required productivity is equal to 302.64 MIPS.</text:p>
      <text:p text:style-name="Standard">So, required features for microprocessor is following: performance is above or equal to 302.64, PCI bus interface, <text:s/>internal timer presence, and temperature bottom bound -40° C.</text:p>
      <text:p text:style-name="Standard">It is at least two data arrays is required for the time shortage free processing of an incoming data due to the storing and the coordinates transformations must be executed for different frames <text:s/>simultaneously, therefore, for different data arrays. <text:s/>In order to keep all data in memory non-destructed it is need to calculate required memory size for storing this data. The memory size may be calculated as:</text:p>
      <text:p text:style-name="P6"><draw:frame draw:style-name="fr2" draw:name="Object8" text:anchor-type="as-char" svg:width="3.625cm" svg:height="0.543cm" draw:z-index="7"><draw:object-ole xlink:href="./Object 8" xlink:type="simple" xlink:show="embed" xlink:actuate="onLoad"/><draw:image xlink:href="./ObjectReplacements/Object 8" xlink:type="simple" xlink:show="embed" xlink:actuate="onLoad"/></draw:frame>;<text:tab/>(5)</text:p>
      <text:p text:style-name="Standard">where <text:span text:style-name="T4">S</text:span><text:span text:style-name="T5">MEM</text:span> – required memory size in bytes, <text:span text:style-name="T4">N</text:span><text:span text:style-name="T5">E</text:span> – size of single element in bytes. The digit of two in the formulae is need for two separated buffers containing coordinates for two different frames. </text:p>
      <text:p text:style-name="Standard">Some of most famous microprocessors from Analog Devices, Texas Instruments and Freescale Semiconductors companies have been <text:s/>compared to each other<text:span text:style-name="T2">3-10</text:span>. The following table present comparison results.</text:p>
      <text:p text:style-name="P7">Table 1.</text:p>
      <text:p text:style-name="P7">Microprocessor comparison results</text:p>
      <table:table table:name="Table1" table:style-name="Table1">
        <table:table-column table:style-name="Table1.A"/>
        <table:table-column table:style-name="Table1.B" table:number-columns-repeated="5"/>
        <table:table-column table:style-name="Table1.G"/>
        <table:table-header-rows>
          <table:table-row table:style-name="Table1.1">
            <table:table-cell table:style-name="Table1.A1" office:value-type="string">
              <text:p text:style-name="P8">Processor</text:p>
            </table:table-cell>
            <table:table-cell table:style-name="Table1.A1" office:value-type="string">
              <text:p text:style-name="P8">Performance (Frequency), MIPS(MHz)</text:p>
            </table:table-cell>
            <table:table-cell table:style-name="Table1.A1" office:value-type="string">
              <text:p text:style-name="P8">PCI</text:p>
            </table:table-cell>
            <table:table-cell table:style-name="Table1.A1" office:value-type="string">
              <text:p text:style-name="P8">FPU</text:p>
            </table:table-cell>
            <table:table-cell table:style-name="Table1.A1" office:value-type="string">
              <text:p text:style-name="P8">USB</text:p>
            </table:table-cell>
            <table:table-cell table:style-name="Table1.A1" office:value-type="string">
              <text:p text:style-name="P8">Internal Timers</text:p>
            </table:table-cell>
            <table:table-cell table:style-name="Table1.G1" office:value-type="string">
              <text:p text:style-name="P8">Temperature Range</text:p>
            </table:table-cell>
          </table:table-row>
        </table:table-header-rows>
        <table:table-row table:style-name="Table1.2">
          <table:table-cell table:style-name="Table1.A2" office:value-type="string">
            <text:p text:style-name="P9">MCF5275</text:p>
          </table:table-cell>
          <table:table-cell table:style-name="Table1.A2" office:value-type="string">
            <text:p text:style-name="P8">159(166)</text:p>
          </table:table-cell>
          <table:table-cell table:style-name="Table1.A2" office:value-type="string">
            <text:p text:style-name="P8">-</text:p>
          </table:table-cell>
          <table:table-cell table:style-name="Table1.A2" office:value-type="string">
            <text:p text:style-name="P8">-</text:p>
          </table:table-cell>
          <table:table-cell table:style-name="Table1.A2" office:value-type="string">
            <text:p text:style-name="P8">v2.0</text:p>
          </table:table-cell>
          <table:table-cell table:style-name="Table1.F2" office:value-type="string">
            <text:p text:style-name="P8">4</text:p>
          </table:table-cell>
          <table:table-cell table:style-name="Table1.G2" office:value-type="string">
            <text:p text:style-name="P8">0° to +75°</text:p>
          </table:table-cell>
        </table:table-row>
        <table:table-row table:style-name="Table1.2">
          <table:table-cell table:style-name="Table1.A2" office:value-type="string">
            <text:p text:style-name="P9">MCF5407</text:p>
          </table:table-cell>
          <table:table-cell table:style-name="Table1.A2" office:value-type="string">
            <text:p text:style-name="P8">233(166)</text:p>
          </table:table-cell>
          <table:table-cell table:style-name="Table1.A2" office:value-type="string">
            <text:p text:style-name="P8">-</text:p>
          </table:table-cell>
          <table:table-cell table:style-name="Table1.A2" office:value-type="string">
            <text:p text:style-name="P8">-</text:p>
          </table:table-cell>
          <table:table-cell table:style-name="Table1.A2" office:value-type="string">
            <text:p text:style-name="P8">-</text:p>
          </table:table-cell>
          <table:table-cell table:style-name="Table1.F2" office:value-type="string">
            <text:p text:style-name="P8">2</text:p>
          </table:table-cell>
          <table:table-cell table:style-name="Table1.G2" office:value-type="string">
            <text:p text:style-name="P8">0° to +75°</text:p>
          </table:table-cell>
        </table:table-row>
        <table:table-row table:style-name="Table1.2">
          <table:table-cell table:style-name="Table1.A2" office:value-type="string">
            <text:p text:style-name="P9">MCF5475</text:p>
          </table:table-cell>
          <table:table-cell table:style-name="Table1.A2" office:value-type="string">
            <text:p text:style-name="P8">410(266)</text:p>
          </table:table-cell>
          <table:table-cell table:style-name="Table1.A2" office:value-type="string">
            <text:p text:style-name="P8">v2.2</text:p>
          </table:table-cell>
          <table:table-cell table:style-name="Table1.A2" office:value-type="string">
            <text:p text:style-name="P8">IEEE-754</text:p>
          </table:table-cell>
          <table:table-cell table:style-name="Table1.A2" office:value-type="string">
            <text:p text:style-name="P8">v2.0</text:p>
          </table:table-cell>
          <table:table-cell table:style-name="Table1.F2" office:value-type="string">
            <text:p text:style-name="P8">2</text:p>
          </table:table-cell>
          <table:table-cell table:style-name="Table1.G2" office:value-type="string">
            <text:p text:style-name="P8">0° to +75°</text:p>
          </table:table-cell>
        </table:table-row>
        <table:table-row table:style-name="Table1.2">
          <table:table-cell table:style-name="Table1.A2" office:value-type="string">
            <text:p text:style-name="P9">MCF5485</text:p>
          </table:table-cell>
          <table:table-cell table:style-name="Table1.A2" office:value-type="string">
            <text:p text:style-name="P8">308(200)</text:p>
          </table:table-cell>
          <table:table-cell table:style-name="Table1.A2" office:value-type="string">
            <text:p text:style-name="P8">v2.2</text:p>
          </table:table-cell>
          <table:table-cell table:style-name="Table1.A2" office:value-type="string">
            <text:p text:style-name="P8">IEEE-754</text:p>
          </table:table-cell>
          <table:table-cell table:style-name="Table1.A2" office:value-type="string">
            <text:p text:style-name="P8">v2.0</text:p>
          </table:table-cell>
          <table:table-cell table:style-name="Table1.F2" office:value-type="string">
            <text:p text:style-name="P8">2</text:p>
          </table:table-cell>
          <table:table-cell table:style-name="Table1.G2" office:value-type="string">
            <text:p text:style-name="P8">-40° to +85°</text:p>
          </table:table-cell>
        </table:table-row>
        <table:table-row table:style-name="Table1.2">
          <table:table-cell table:style-name="Table1.A2" office:value-type="string">
            <text:p text:style-name="P9">MPC8280</text:p>
          </table:table-cell>
          <table:table-cell table:style-name="Table1.A2" office:value-type="string">
            <text:p text:style-name="P8">855(450)</text:p>
          </table:table-cell>
          <table:table-cell table:style-name="Table1.A2" office:value-type="string">
            <text:p text:style-name="P8">v2.2</text:p>
          </table:table-cell>
          <table:table-cell table:style-name="Table1.A2" office:value-type="string">
            <text:p text:style-name="P8">IEEE-754</text:p>
          </table:table-cell>
          <table:table-cell table:style-name="Table1.A2" office:value-type="string">
            <text:p text:style-name="P8">v2.0</text:p>
          </table:table-cell>
          <table:table-cell table:style-name="Table1.F2" office:value-type="string">
            <text:p text:style-name="P8">1</text:p>
          </table:table-cell>
          <table:table-cell table:style-name="Table1.G2" office:value-type="string">
            <text:p text:style-name="P8">0° to +75°</text:p>
          </table:table-cell>
        </table:table-row>
        <table:table-row table:style-name="Table1.2">
          <table:table-cell table:style-name="Table1.A2" office:value-type="string">
            <text:p text:style-name="P9">TMS320C6713</text:p>
          </table:table-cell>
          <table:table-cell table:style-name="Table1.A2" office:value-type="string">
            <text:p text:style-name="P8">2400(300)</text:p>
          </table:table-cell>
          <table:table-cell table:style-name="Table1.A2" office:value-type="string">
            <text:p text:style-name="P8">-</text:p>
          </table:table-cell>
          <table:table-cell table:style-name="Table1.A2" office:value-type="string">
            <text:p text:style-name="P8">IEEE-754</text:p>
          </table:table-cell>
          <table:table-cell table:style-name="Table1.A2" office:value-type="string">
            <text:p text:style-name="P8">-</text:p>
          </table:table-cell>
          <table:table-cell table:style-name="Table1.F2" office:value-type="string">
            <text:p text:style-name="P8">2</text:p>
          </table:table-cell>
          <table:table-cell table:style-name="Table1.G2" office:value-type="string">
            <text:p text:style-name="P8">-40° to +85°</text:p>
          </table:table-cell>
        </table:table-row>
        <table:table-row table:style-name="Table1.2">
          <table:table-cell table:style-name="Table1.A2" office:value-type="string">
            <text:p text:style-name="P9">TMS320VC5509</text:p>
          </table:table-cell>
          <table:table-cell table:style-name="Table1.A2" office:value-type="string">
            <text:p text:style-name="P8">200(200)</text:p>
          </table:table-cell>
          <table:table-cell table:style-name="Table1.A2" office:value-type="string">
            <text:p text:style-name="P8">-</text:p>
          </table:table-cell>
          <table:table-cell table:style-name="Table1.A2" office:value-type="string">
            <text:p text:style-name="P8">-</text:p>
          </table:table-cell>
          <table:table-cell table:style-name="Table1.A2" office:value-type="string">
            <text:p text:style-name="P8">v2.0</text:p>
          </table:table-cell>
          <table:table-cell table:style-name="Table1.F2" office:value-type="string">
            <text:p text:style-name="P8">2</text:p>
          </table:table-cell>
          <table:table-cell table:style-name="Table1.G2" office:value-type="string">
            <text:p text:style-name="P8">-40° to +85°</text:p>
          </table:table-cell>
        </table:table-row>
        <table:table-row table:style-name="Table1.2">
          <table:table-cell table:style-name="Table1.A2" office:value-type="string">
            <text:p text:style-name="P9">ADSP-BF535</text:p>
          </table:table-cell>
          <table:table-cell table:style-name="Table1.A2" office:value-type="string">
            <text:p text:style-name="P8">350(350)</text:p>
          </table:table-cell>
          <table:table-cell table:style-name="Table1.A2" office:value-type="string">
            <text:p text:style-name="P8">v2.2</text:p>
          </table:table-cell>
          <table:table-cell table:style-name="Table1.A2" office:value-type="string">
            <text:p text:style-name="P8">-</text:p>
          </table:table-cell>
          <table:table-cell table:style-name="Table1.A2" office:value-type="string">
            <text:p text:style-name="P8">v1.1</text:p>
          </table:table-cell>
          <table:table-cell table:style-name="Table1.F2" office:value-type="string">
            <text:p text:style-name="P8">4</text:p>
          </table:table-cell>
          <table:table-cell table:style-name="Table1.G2" office:value-type="string">
            <text:p text:style-name="P8">-40° to +85°</text:p>
          </table:table-cell>
        </table:table-row>
      </table:table>
      <text:p text:style-name="Standard">Table 1 shows the Motorola MCF5485 microcontroller only satisfies all requirements as it has PCI interface, timer, and needed temperature range and may be used as host performing processor in CU.</text:p>
      <text:p text:style-name="Standard">Memory size calculation is following. Size of single element is equal to four as the long integer value is used for counting the image values. Using camera imager size parameters the required memory size is 2.4 Mb. As long as the DDR SDRAM is used along with MCF5485 microcontroller the minimum size of single DDR SDRAM chip is 32 Mb and one memory chip is enough for using in system.</text:p>
      <text:h text:style-name="Heading_20_1" text:outline-level="1">Features of MFC5485</text:h>
      <text:p text:style-name="Standard">The MCF5487 microcontroller is based on the ColdFire V4e core containing central processor unit (CPU), an enhanced multiply-accumulate unit (EMAC), a memory management unit (MMU), a double-precision floating point unit (FPU) conforming to standard IEEE-754, and controllers for caches and local data memories. The MCF5487 microcontroller is capable perform instruction at an operating frequency of 200 MHz or 308 MIPS (Dhrystone 2.1).</text:p>
      <text:p text:style-name="Text_20_body">Program code and data may be stored in SDRAM connected via 32-bit double data rate(DDR) bus. A 32-bit PCI bus compliant with the version 2.2 specification and running at a typical frequency of 33 or 66 MHz. microcontroller has the following peripherals :</text:p>
      <text:p text:style-name="Text_20_body">• Two 10/100 Mbps fast Ethernet controllers</text:p>
      <text:p text:style-name="Text_20_body">• USB 2.0 device slave module</text:p>
      <text:p text:style-name="Text_20_body">• Four UART/USART/IRDA/modem programmable serial controllers</text:p>
      <text:p text:style-name="Text_20_body">• A DMA serial peripheral interface</text:p>
      <text:p text:style-name="Text_20_body">• An inter-integrated circuit (I2C) bus controller</text:p>
      <text:p text:style-name="Standard">• Two controller area network 2.0B interfaces</text:p>
      <text:p text:style-name="Standard">Additional features of MCF5487 contain a watchdog timer, two 32-bit slice timers, up to four 32-bit general-purpose timers with capture, compare, and pulse width modulation capability, a multisource vectored interrupt controller, a phase-locked loop (PLL) to generate the system clock, 32 Kbytes of SRAM for high-speed local data storage, and multiple general-purpose I/O ports.</text:p>
      <text:h text:style-name="Heading_20_1" text:outline-level="1">Calculating unit realization</text:h>
      <text:p text:style-name="Standard">As it was selected the architecture includes central processor MCF5485 performing calculations, flash memory, receiving circuit, dynamic memory, control and power circuits. NVRAM memory contains program for MCF5485 processor, which perform initialization and any calculations. After reset signal active the program is being transferred to processor memory and then is being executed there. It is better to use for NVRAM a serial flash. Receiving circuit consists of line receivers and circuit converting incoming signals to proper form, which should be an application specific integrate circuit programmed for converting signals. The dynamic memory is enough one chip for 256Mb due to required memory for storing coordinate values are in range from 1Mb to 2Mb. Control and power circuit consist of power sources for processor, dynamic memory, interfaces and flash, and supervisory chip. </text:p>
      <text:p text:style-name="Standard">The system may be realized on the two layer board. The following interfaces must be realized in order to system works properly. These are PCI and RS485 interfaces and optional USB interface. PCI and USB interfaces may be realized with MCF5485 microcontroller but RS485 must be realized with other chips that support this protocol. </text:p>
      <text:h text:style-name="Heading_20_1" text:outline-level="1">Conclusion</text:h>
      <text:p text:style-name="Standard">Requirements to the common computational unit for non-contact photonic system have been formulated. The general condition is that the computational unit must be interchangeable by functions it offers i.e. it must allow to be easy reprogrammed with current needs. Estimation of central processing unit performance and required memory size are calculated. It is shown that MCF5485 microcontroller is optimal to use as central processing unit. The any of DDR SDRAM may be used for external memory storage in the system due to its chip size satisfaction for system requirements. The computational unit consists of central processing unit based on MCF5485 microcontroller, NVRAM memory, receiving circuit, DDR SDRAM memory, control and power circuits. It functions, as performing unit that calculates required parameters of rail track. </text:p>
      <text:p text:style-name="Заголовок">References</text:p>
      <text:list text:style-name="WW8Num2">
        <text:list-item>
          <text:p text:style-name="P10">R.B. Ryabichenko, S.V. Popov, O.S. Smoleva, <text:span text:style-name="T4">CCD photonic system for rail track measurement</text:span>, Proc. SPIE, vol.3901, pp. 37-44, 1999</text:p>
        </text:list-item>
        <text:list-item>
          <text:p text:style-name="P10">V.S.Giltsov, V.G.Inozenmtsev, S.V.Popov, V.A.Shilin, E.V.Titov, <text:span text:style-name="T4">Complex photonic system for underground railway measurements and inspection</text:span>, Proc. SPIE, vol. 4761, pp.56-63</text:p>
        </text:list-item>
        <text:list-item>
          <text:p text:style-name="P10"><text:span text:style-name="T4">MCF548x Integrated Microprocessor Hardware Specifications,</text:span> Motorola, Literature Number: MCF5485EC/D Rev. 1.2, 3/2004</text:p>
        </text:list-item>
        <text:list-item>
          <text:p text:style-name="P10"><text:span text:style-name="T4">MCF547x Integrated Microprocessor Hardware Specifications</text:span>, Motorola, Literature Number: MCF5475EC/D Rev. 1.2, 3/2004</text:p>
        </text:list-item>
        <text:list-item>
          <text:p text:style-name="P10"><text:span text:style-name="T4">MCF5407 Integrated Microprocessor User's Manual</text:span>, Motorola, Literature Number: MCF5407 UM/D Rev. 0.1, 11/2001</text:p>
        </text:list-item>
        <text:list-item>
          <text:p text:style-name="P10"><text:span text:style-name="T4">MCF5275 Integrated Microprocessor Family Hardware Specifications</text:span>, Motorola, Literature Number: MCF5275EC/D Rev. 0, 4/2004</text:p>
        </text:list-item>
        <text:list-item>
          <text:p text:style-name="P10"><text:span text:style-name="T4">MPC8280 PowerQUICC II Family Hardware Specifications</text:span>, Motorola, Literature Number: MPC8280EC Rev. 1.0, 2/2004</text:p>
        </text:list-item>
        <text:list-item>
          <text:p text:style-name="P10"><text:span text:style-name="T4">TMS320VC5509A Fixed-Point Digital Signal Processor Data Manual</text:span>, Texas Instruments Incorporated, Literature Number: SPRS205B, November, 2002, Revised December, 2003</text:p>
        </text:list-item>
        <text:list-item>
          <text:p text:style-name="P10"><text:span text:style-name="T4">TMS320C6713, TMS320C6713B Floating-point digital signal processors</text:span>, Texas Instruments Incorporated, Literature Number: SPRS186I, December, 2001, revised May, 2004</text:p>
        </text:list-item>
        <text:list-item>
          <text:p text:style-name="P10"><text:span text:style-name="T4">Blackfin Embedded Processor ADSP-BF535 Data Sheet</text:span>, Analog Devices, MCF5407 UM/D Rev. 0.1, 11/200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2" svg:font-family="Tahoma"/>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49cm" fo:text-align="justify" style:justify-single-word="false" fo:orphans="2" fo:widows="2" fo:hyphenation-ladder-count="no-limit" style:text-autospace="ideograph-alpha" style:punctuation-wrap="hanging" style:line-break="strict" style:writing-mode="lr-tb"/>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cm" fo:margin-bottom="0.388cm" fo:text-align="center" style:justify-single-word="false" fo:text-indent="0cm" style:auto-text-indent="false" fo:keep-with-next="always"/>
      <style:text-properties fo:text-transform="uppercase" fo:font-size="11pt" fo:font-weight="bold" style:font-size-asian="11pt" style:font-weight-asian="bold" style:font-name-complex="Arial" style:font-size-complex="16pt" style:font-weight-complex="bold"/>
    </style:style>
    <style:style style:name="List" style:family="paragraph" style:parent-style-name="Text_20_body" style:class="list">
      <style:text-properties style:font-name="Arial"/>
    </style:style>
    <style:style style:name="Header" style:family="paragraph" style:parent-style-name="Heading_20_1" style:next-style-name="Standard" style:class="extra">
      <style:text-properties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class="index">
      <style:paragraph-properties text:number-lines="false" text:line-number="0"/>
      <style:text-properties style:font-name="Arial"/>
    </style:style>
    <style:style style:name="Title" style:family="paragraph" style:parent-style-name="Заголовок" style:next-style-name="Subtitle" style:class="chapter"/>
    <style:style style:name="Subtitle" style:family="paragraph" style:parent-style-name="Заголовок"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Заголовок" style:family="paragraph" style:parent-style-name="Standard" style:next-style-name="Text_20_body">
      <style:paragraph-properties fo:margin-top="0.21cm" fo:margin-bottom="0.21cm" fo:text-align="center" style:justify-single-word="false" fo:keep-with-next="always" text:number-lines="true" text:line-number="0"/>
      <style:text-properties fo:text-transform="uppercase" style:font-name="Times New Roman" fo:font-size="11pt" fo:font-weight="bold" style:font-name-asian="Tahoma1" style:font-size-asian="11pt" style:font-weight-asian="bold" style:font-name-complex="Tahoma1" style:font-size-complex="14pt"/>
    </style:style>
    <style:style style:name="Содержимое_20_таблицы" style:display-name="Содержимое таблицы" style:family="paragraph" style:parent-style-name="Text_20_body">
      <style:paragraph-properties fo:margin-top="0.101cm" fo:margin-bottom="0cm" style:line-height-at-least="0.176cm" fo:text-align="center" style:justify-single-word="false" text:number-lines="false" text:line-number="0"/>
    </style:style>
    <style:style style:name="Заголовок_20_таблицы" style:display-name="Заголовок таблицы" style:family="paragraph" style:parent-style-name="Содержимое_20_таблицы">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Название" style:family="paragraph" style:parent-style-name="Standard">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Библиография_20_1" style:display-name="Библиография 1" style:family="paragraph" style:parent-style-name="Index_20_Heading">
      <style:paragraph-properties fo:margin-left="0cm" fo:margin-right="0cm" fo:margin-top="0cm" fo:margin-bottom="0cm" fo:text-indent="0cm" style:auto-text-indent="false">
        <style:tab-stops>
          <style:tab-stop style:position="16.048cm" style:type="right" style:leader-style="dotted" style:leader-text="."/>
        </style:tab-stops>
      </style:paragraph-properties>
      <style:text-properties style:font-name="Times New Roman"/>
    </style:style>
    <style:style style:name="Keywords" style:family="paragraph" style:parent-style-name="Standard">
      <style:paragraph-properties fo:margin-top="0cm" fo:margin-bottom="0.353cm"/>
      <style:text-properties fo:font-weight="bold" style:font-weight-asian="bold" style:font-size-complex="10pt"/>
    </style:style>
    <style:style style:name="Authors" style:family="paragraph" style:parent-style-name="Standard" style:next-style-name="Affilations">
      <style:paragraph-properties fo:margin-top="0cm" fo:margin-bottom="0cm" fo:text-align="center" style:justify-single-word="false"/>
      <style:text-properties fo:font-size="12pt" style:font-size-asian="12pt" style:font-size-complex="10pt"/>
    </style:style>
    <style:style style:name="Affilations" style:family="paragraph" style:parent-style-name="Authors" style:next-style-name="Header">
      <style:paragraph-properties fo:margin-top="0cm" fo:margin-bottom="0.423cm"/>
    </style:style>
    <style:style style:name="WW-Title" style:family="paragraph" style:parent-style-name="Standard" style:next-style-name="Authors">
      <style:paragraph-properties fo:margin-top="0cm" fo:margin-bottom="0.564cm" fo:text-align="center" style:justify-single-word="false"/>
      <style:text-properties fo:font-size="16pt" fo:font-weight="bold" style:font-size-asian="16pt" style:font-weight-asian="bold" style:font-size-complex="10pt"/>
    </style:style>
    <style:style style:name="Picture" style:family="paragraph" style:parent-style-name="Standard">
      <style:paragraph-properties fo:text-align="center" style:justify-single-word="false" fo:keep-with-next="always"/>
    </style:style>
    <style:style style:name="Подпись_20_под_20_рисунком" style:display-name="Подпись под рисунком" style:family="paragraph" style:parent-style-name="Standard">
      <style:paragraph-properties fo:text-align="center" style:justify-single-word="false"/>
    </style:style>
    <style:style style:name="Аннотация" style:family="paragraph" style:parent-style-name="Standard">
      <style:text-properties fo:font-size="9pt" style:font-size-asian="9pt"/>
    </style:style>
    <style:style style:name="Формула" style:family="paragraph" style:parent-style-name="Standard">
      <style:paragraph-properties fo:margin-left="4.801cm" fo:margin-right="0cm" fo:text-align="start" style:justify-single-word="false" fo:text-indent="0cm" style:auto-text-indent="false">
        <style:tab-stops>
          <style:tab-stop style:position="11.261cm"/>
        </style:tab-stops>
      </style:paragraph-properties>
    </style:style>
    <style:style style:name="Основной_20_шрифт_20_абзаца" style:display-name="Основной шрифт абзаца" style:family="text"/>
    <style:style style:name="Символ_20_нумерации" style:display-name="Символ нумерации" style:family="text"/>
    <style:style style:name="WW-Absatz-Standardschriftart" style:family="text"/>
    <style:style style:name="WW-Absatz-Standardschriftart1" style:family="text"/>
    <style:style style:name="WW-Absatz-Standardschriftart11" style:family="text"/>
    <style:style style:name="WW-Основной_20_шрифт_20_абзаца" style:display-name="WW-Основной шрифт абзаца" style:family="text"/>
    <style:style style:name="WW-Символ_20_нумерации" style:display-name="WW-Символ нумерации" style:family="text"/>
    <style:style style:name="WW-Символ_20_нумерации1" style:display-name="WW-Символ нумерации1" style:family="text"/>
    <style:style style:name="WW-Символ_20_нумерации11" style:display-name="WW-Символ нумерации11"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text:outline-level-style text:level="2" style:num-suffix="." style:num-format="1"/>
      <text:outline-level-style text:level="3" style:num-suffix="." style:num-format="1"/>
      <text:outline-level-style text:level="4" style:num-suffix="." style:num-format="1"/>
      <text:outline-level-style text:level="5" style:num-suffix="." style:num-format="1"/>
      <text:outline-level-style text:level="6" style:num-suffix="." style:num-format="1"/>
      <text:outline-level-style text:level="7" style:num-suffix="." style:num-format="1"/>
      <text:outline-level-style text:level="8" style:num-suffix="." style:num-format="1"/>
      <text:outline-level-style text:level="9" style:num-suffix="." style:num-format="1"/>
      <text:outline-level-style text:level="10" style:num-format="">
        <style:list-level-properties text:min-label-distance="0.381cm"/>
      </text:outline-level-style>
    </text:outline-style>
    <text:list-style style:name="Outline">
      <text:list-level-style-number text:level="1"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format="">
        <style:list-level-properties text:min-label-distance="0.381cm"/>
      </text:list-level-style-number>
    </text:list-style>
    <text:list-style style:name="WW8Num1">
      <text:list-level-style-number text:level="1"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style:list-level-properties text:space-before="6.35cm" text:min-label-width="0.635cm"/>
      </text:list-level-style-number>
    </text:list-style>
    <text:list-style style:name="WW8Num2">
      <text:list-level-style-number text:level="1" style:num-suffix="." style:num-format="1"/>
      <text:list-level-style-number text:level="2" style:num-suffix="." style:num-format="1" text:start-value="2"/>
      <text:list-level-style-number text:level="3" style:num-suffix="." style:num-format="1" text:start-value="3"/>
      <text:list-level-style-number text:level="4" style:num-suffix="." style:num-format="1" text:start-value="4"/>
      <text:list-level-style-number text:level="5" style:num-suffix="." style:num-format="1" text:start-value="5"/>
      <text:list-level-style-number text:level="6" style:num-suffix="." style:num-format="1" text:start-value="6"/>
      <text:list-level-style-number text:level="7" style:num-suffix="." style:num-format="1" text:start-value="7"/>
      <text:list-level-style-number text:level="8" style:num-suffix="." style:num-format="1" text:start-value="8"/>
      <text:list-level-style-number text:level="9" style:num-suffix="." style:num-format="1" text:start-value="9"/>
      <text:list-level-style-number text:level="10" style:num-suffix="." style:num-format="1">
        <style:list-level-properties text:space-before="6.35cm" text:min-label-width="0.635cm"/>
      </text:list-level-style-number>
    </text:list-style>
    <text:list-style style:name="WW8Num3">
      <text:list-level-style-number text:level="1"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54cm" fo:margin-bottom="4.941cm" fo:margin-left="1.93cm" fo:margin-right="1.921cm" style:writing-mode="lr-tb" style:layout-grid-color="#c0c0c0" style:layout-grid-lines="34"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09$Win32 OpenOffice.org_project/680m109$Build-8921</meta:generator>
    <dc:title>Computational unit for non-contact photonic system</dc:title>
    <meta:initial-creator>Саша</meta:initial-creator>
    <meta:creation-date>2005-01-27T17:47:00</meta:creation-date>
    <dc:creator>smoleva</dc:creator>
    <dc:date>2005-02-08T11:54:00</dc:date>
    <meta:print-date>2005-02-08T10:37:00</meta:print-date>
    <dc:language>en-US</dc:language>
    <meta:editing-cycles>4</meta:editing-cycles>
    <meta:editing-duration>PT3M0S</meta:editing-duration>
    <meta:user-defined meta:name="Info 1"/>
    <meta:user-defined meta:name="Info 2"/>
    <meta:user-defined meta:name="Info 3"/>
    <meta:user-defined meta:name="Info 4"/>
    <meta:document-statistic meta:table-count="1" meta:image-count="0" meta:object-count="8" meta:page-count="6" meta:paragraph-count="139" meta:word-count="2463" meta:character-count="16021"/>
  </office:meta>
</office:document-meta>
</file>